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25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ald Mark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Juni um 10:26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sind Weltmeist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sterreich ist DAS EINZIGE LAND DER E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flächendecke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gangsbeschränkungen bzw Eintrittstests 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Wir werden von Idioten regier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398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77 Kommentare 1079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992</text:p>
          </table:table-cell>
          <table:table-cell table:number-columns-repeated="6"/>
        </table:table-row>
        <table:table-row table:style-name="ro1">
          <table:table-cell table:formula="of:=SUM([.A35:.A100000])" office:value-type="float" office:value="1992" calcext:value-type="float">
            <text:p>1992</text:p>
          </table:table-cell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79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in U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zu vergessen was diese "Gratistests" kost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imund Wyh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wissen wir aber nicht erst seit gester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 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erden von POPULISTEN regiert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 Politgaukler trieben die Menschen in die Angst und jetzt fragen sie die ganzen Paranoid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diese gerne an Maßnahmen hätten... Das Ergebnis kennt ma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Bern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sollte man der Mama des Bubenkanzlers mal sagen, dass ihr fremdgesteuerter Soh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 ganzes Volk drangsalier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machen ja viele mit, gestern ein Gasthaus beobachtet, dass seine Gäste in der pral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e mit FFP2 im Freien mind 15 min in der Reihe stehen lässt, damit die Kellnerin die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 kontrollieren kann. Danach geht's im Freien mit FFP2 an den Tisch. Dann nehme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z und freuen sich das sie es geschafft haben. Da wundert mich nichts meh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lerweise müsste es Anzeigen hagel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P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 so eine abartige Scheiß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Pra bei dieser abartig scheisse haben ca 40 Personen ohne mit der Wimper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cken mitgemacht. Das ist typisch Österre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el Kras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der Beweis das man viele Menschen Monate lang anlügen kann , sie einsperrt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Masken aufzwingt und irgendwann sind die so hörig das sie das ewig so weiter behal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ürden. Die jungen Menschen bekommen bei diesem Corona Wahn die Antwort auf das w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n dreissiger die Menschen einem wahnsinnigen glaubten und folgten , egal was er t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Pra Sie sagen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el Krasic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P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 bitte dein Titelbild ist der Ham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st ein Berg, Natur Mensch mit Hir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 Pra vielen lieben Dan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el Krasic weil Sie es ansprechen, diese Zeit darf sich nicht wiederholen, aber es müss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h zumindest die kritische und geschichtskundige ältere Bevölkerung aufrütteln, wenn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in Erinnerung ruft, was da einer der größten Verbrecher an unschuldigen Menschen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em Prozess damals von sich gegeben ha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 Lüge und Angst und Panikmache können Menschenmassen zu normalerweise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öglichem Verhalten ohne Tabus gebracht werden ... Wir wollen solche Zeiten nicht mehr,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Grat ist sehr schmal!!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Gl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 Es ist unfassbar, dass die Leute das Spiel mitspiel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el Kras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ist es , aber man sieht wie schnell sich viele beeinflussen lassen , es “mögen” wenn m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ür sie denkt und entscheidet bzw. verordnet . Was mich aber auch sehr nachdenklich m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viele der sogenannten Studierten und hochgebildeten von uns sich so manipuli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en und da noch mitspie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Wi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 „Land der Vollidioten“…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Ja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und in welchem Gasthaus war das? Und Sie haben da also auch mitgespielt, oder w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onnten Sie das so genau "Beobachten"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Jahn ich bin gegenüber am "Balkon" gese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Ja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 und welches "Gasthaus" war da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Jahn gerne per P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 da sieht man wieder ,was diese Coronajünger für einen Chafe oder Geträn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s in Kauf nehmen ,wenn man denen jetzt sagen würde sie müßten sich alle 3 Monate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unterziehen ,und jeden zweiten Tag einen PCR Test machen , die würden es t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,da bin ich mir sicher ,die würden es t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rim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 ja, da trennt sich die Spreu vom weiz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Jo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Jahn ich glaub, das ist mal unwichtig, einen Namen des Gasthauses hi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undzutun, es geht alleine um das Prinzip und die Vorgehensweis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t das sie nicht nachdenklich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el Kras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 korrupten Idioten ! Die wo ihre Macht ausnutzen um uns zu drangsalieren und zu knechten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einzige Antwort ist , diese Truppe vor allem die Türkise abwählen und ich hoffe die Men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gen endlich an zu denken und nicht alles verdrängen wie bei einem Stockholm Syndr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Schmelz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k Plei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 zu 100 proze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wissen aber die meisten Österreicher ,aber sie können das nicht zugeben ,haben sie do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se miese Regierung selbst gewählt , sind halt sehr eingebildet und Arogant diese Bastiwäh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,nur keinen Fehler zug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m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ch ich habe diesen Fehler gemacht, heute verachte ich ihn und sein Klientel zutiefs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E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nicht mehr lan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Monika 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End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aber was kommt danach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E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Schmidt https://mfg-oe.at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 – MFG Österreich - Mensc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g-o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ois Endl ok, denn im aktuellen Parteienspektrum wimmelt es nicht gerade vor Alternativ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Czike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Österreich ist ein Volk der Lakai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 es dass Mücke an der Vermietung von Teststraßen beteiligt i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 , Containervermiet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 ja ,die vermieten an den Staat solche Impfcontäner, was man so hört fü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hr ansprechbar Beträge ,in seiner Gemeinschaftspraxis werden ja auch teure PC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s angeboten (~120.- Euro pro Test ,) man sieht er ist nicht nur Arzt ,sontern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nzfachmann,und er hält auch alle reden im Parlament mit Mundnasenschutz ,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große Angst vom Virus befallen zu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 Haha jo da würd i mi an seiner Stelle auch für die Testpflicht ausspre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n i selber mitschne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Köge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 gibt es dazu eine Quelle? Gab es eine Ausschreibung? Sonst könnte m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s anzei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A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ja sonst wäre er net minister gewor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Kögeler und auf was will er eine Anzeige machen ,auf den Sachverhal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Stü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die Familie hal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larzik Marg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Geld stinckt ja nicht wenn von anderen i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Köge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 wenn es ohne Ausschreibung vergeben wur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 wenn es ohne Ausschreibung vergeben wurd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ph 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 https://de.m.wikipedia.org/wiki/Wolfgang_Mückst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lfgang Mückstein – Wikipe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.m.wikipedia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ph 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 da ist die Zusammenfassung zu seinen „Erfolgen“…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ph Artner Danke Ralph, na Wahnsinn, wie die Köpfe danach ausgesucht werden dass s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s Konzept zum Abzocken p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gäbs sicher ein paar mehr interessante Chats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ssiBus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KriegstEhAllesWasDuWill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lachen sich doch über uns alle kapu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ly Oberler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uyer ganz sic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E Nm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nst Schachner Dr. Frankenstein - ein Albtraum dieser Unsympathl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Lore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soviele Österreicher die diesen Messias (Idioten)Kanzler noch immer alles abnehmen gebüh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s anderes,das sind die wahren Depp'n der 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ian Zeis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Lorenz die Rechnung werden noch viele bezahlen müss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adr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 schlimmer ist noch, dass es die Mehrheit beklatscht…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adrits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ch bestreite energisch dass die Mehrheit dafür is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Mehrheit ist nur viel zu apathis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obauern rennen impfen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A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adritsch tut es nicht alle sind sau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Alb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 was hat das eine mit den anderen zu tun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Ras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adritsch noch schlimmer ist das all diese Menschen verlernt ha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bstständig zu de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i 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adritsch Offensichtlich regieren einige Idioten viele Idioten. Aber noch lebt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ffnung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Scheibreit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 ja lei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a Gutenso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adritsch das ist das Schlimmste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Ber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bei dem Druck durch die Arbeitgeber , kein Wunder 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0% der Lohnempfänger haben Kredite laufen um ihre fragwürdige Exist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rechtzuerhalte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Regina Gl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 nicht, dass dies die Mehrheit tut. Das wird uns suggeriert, indem die MSM es s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ngen und so viel zensiert wird. MMn maximal 1/4, wenn überhaupt. Die meisten sind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halten, es Hinnehmen, da sie keinen anderen Weg angeboten bekommen oder seh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ken, sie müssen halt. Was natürlich ebenso wenig optimal ist - aber dennoch et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es, als überzeugter Befürworter zu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resa Grieß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 waaas? Aber nicht die, die ich kenn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resa Grieß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Regina Glatz ich kenne sehr viele Jugendliche, die sich impfen lassen und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ig drauf freuen. Ist schon komisch, zu meiner Zeit war die Jugend rebellisch. Frei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Selbstbestimmung war der höchste W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ude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 So verblödet ist Österreich scho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Leop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ich glaube zu hörig 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Regina Gl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resa ja diese Tendenz ist wirklich erschreckend. Selfies von Im*fg oder Pflasterl davo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h stark und mutig fühlen, wenn man Nebenwirkungen bzw. starke Symptome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chluss aushält (hab davon dutzende Postings auf Insta und Twitter gesehn).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bellische geht scheinbar in eine sehr "suboptimale" Richtung - Richtung falsch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ärtyrertum zusammen als neuer Hype. Ich vermute, das liegt auch daran, dass es z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ßen Umstellung auf digitale Kommunikation und Social Media kam in den letzten Jah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 ein kurzes Interview mit einem Teenie gehört, da wurde ein Mädchen gefragt, war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da mitmacht, und sie meinte, es gäbe ja sonst nicht viel derzeit. Es ist also k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zeugung von der Spritze sondern wohl eher wie eine dieser Online-Challenges, die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letzten Jahren immer wieder stattfanden und die den Bezug zum Leb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sikoabwägungen etc. komplett verloren haben, das Spüren des eigenen Körpers wo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iger geworden ist. Ähnlich einem Computerspiel. Ich schätze, das Social distancing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zten Monate hat diese zuvor schon erkennbare Verlorenheit, diesen fehlenden Bezug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ürlichen noch verschärft. Betrifft bestimmt nicht alle, aber wahrscheinlich sehr vie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gendliche (vorallem in den größeren Städten). .. ps: Und Freiheit wird durch die Im*f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ehen ... wie es ja auch viele Erwachsene glauben 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 der Spot „Baby, lass uns impfen...!“ zeigt ja alleine schon, für wie blö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Bevölkerung verkauft wird, und diese hat auch die in sie gesetzten diesbezügli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wartungen mehr als nur erfüll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u Albrecht genmanipulation ist in der biolandwirtschaft verpön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r rein in den menschlichen Körper ist gut?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nger Mann, noch nicht 45,geimpft,2 Tage später Herzinfarkt, to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 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adritsch ja ein wahnsinn, lau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resa Grießenberger ja, die glauben ja, damit Freiheit zu bekommen. Das wird ihnen ja s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gger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Schneider die Bevölkerung wird nicht für blöd verkauft, sie ist blöd! Zumindest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en. Der Mensch ist ein Herdenti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ia Flow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Regina Glatz wie zb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Regina Gl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ia Flower ja genau, solche Beiträge meinte ich. So was von traurig 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Pir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Er hat gesagt, dass die Mehrheit es beklatscht. Das ist auch me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hrnehmung. Da der Österreicher mehrheitlich hinterfotzig und feige ist, wie wir im letz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hr gesehen haben, heißt das nicht, dass er dafür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ist aber ebenso schlim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larzik Margi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die glauben es wird wieder norma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Rut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resa Grießenberger Das sage ich schon seit einem Jahr. Mich wundert, dass die Jun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 endlich rebellieren. Das wäre zu unserer Jugendzeit anders gewe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tram Cre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 auch VEGANER...OBWOHL AFFEN-ZELLEN DRINNEN SI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, Bled mu# ma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Ja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, Sie glauben also auch den gekauften Berichten der Systemmeiendirne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il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Albrecht und trotzdem rennen alle zur Impfung ,nur damit sie ins Kaffeehaus ge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nen. Wenn sich jeder bewusst wäre das es ein aggressives Grippevirus ist und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mal 1% der Bevölkerung daran erkrankt. Ich lebe in einer Stadt mit über 40000 Einwoh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es gibt nur 7 Kranke und keiner im Spital und es gab bei einer Einwohnerzahl von 8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lionen nie mehr als 0,08 % Erkrankungen . Nur so neben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Lau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 nun kann jeder erkennen wie authentisch alle sind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olde Su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.deswegen auch,da wollen viele nicht verzichten,unverständ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Scha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adr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das hoffe ich sehr, wie auch immer, ein Teilziel wurde erreicht mit „freiwilligen“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herapie von Milliarden Mensc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lind Li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 Pech für die Geimpf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en Sie eine Impfung? – Dann können Sie vielleicht nicht mehr fliegen. Die Fluggesellscha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 arbeiteten fleißig mit den Regierungen und dem internationalen Coronadiction T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ammen, um den Impfpass mit dem Slogan ’no jab, no fly‘ zu bewerben. Und es funktioniert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n die ängstlichen und leichtgläubigen, tugendhaften Bürger waren schnell bereit, sich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suchskaninchen missbrauchen zu lassen, ’nur um in den Urlaub zu fliegen‘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altbewährte Methode, könnte man sagen, aber es gab einen Hak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au in diesem Moment beraten die Fluggesellschaften über die geimpften Kunden und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ße Risiko, dass sie durch das experimentelle mRNA-Serum Blutgerinnsel bekommen.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t vielen Jahren gilt, dass Personen mit erhöhtem Risiko für Blutgerinnsel nur unter stre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sicht fliegen dürfen. Es wird empfohlen, dass diese Personen möglichst nicht fliegen sollt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sei denn, es liegt eine lebensbedrohliche Situation vor. Ab einer bestimmten Flughöhe beste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erhöhtes Risiko für Komplikationen, Schlaganfall, Thrombose oder Herzinfarkt, wenn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für empfindlich(er) ist. Wir haben jetzt Informationen, die bestätigen, dass jeder, de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tze bekommt (egal welche Marke), Gerinnungs- und Blutungsprobleme als eine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ptreaktionen hat. Diese Reaktionen sind alle ähnlich wie die bestehenden Einschränk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iesem Bere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luggesellschaften diskutieren jetzt über ihre Haftung und darüber, was sie mit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impften machen sollen, da sie nicht fliegen dürfen, weil es ein Gesundheitsrisiko ist.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kussionen haben gerade erst begonnen, aber es sieht so aus, dass jeder, der geimpft is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fliegen darf. Die Ungeimpften hingegen werden in Ruhe an Bord gehen können.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ggesellschaften fühlen sich durch diesen Zustand ziemlich verarscht. Ihr Markt für Geschäftsund Urlaubsflüge schrumpft mit dieser Tatsache erheblich. Dieser große Verlust – nach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kdown-Debakeln – wurde von jemand anderem verursacht. Dieser Jemand ist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ntwortlich für die Verletzung von Menschenrechten, die Verletzung des Nürnberger Kod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ie Zerstörung der Wirtscha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ie Fluggesellschaften überleben wollen, müssen sie gerichtlich gegen diejen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gehen, die ihnen dies auferlegt haben. Das bedeutet, Einzelpersonen und Organisationen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ennen und sie für den enormen Schaden verantwortlich zu machen, der durch ihr Handel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standen ist und noch entstehen wird. Läuft doch.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Stög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' schon Kopfweh vor lauter hirnklatschen in den letzten 14 Monaten 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Pschenit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werden einige zu Millionären ! Dank Corona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Drex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m, USA haben uns u.a. schon mal befreit, dort gilt das alles nicht mehr laut Servus TV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Drex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rt hat es so einen Schwachsinn nie gege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Le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Drexler ja, ServusTV ist der einzige Sender , der uns informiert... habe Freunde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South Dakota leben, da gab es zB überhaupt NIE Einschränk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Zau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da sind die Leute auch bewaffnet, wer legt sich mit denen 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adrit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Drexler naja, das regelten die Bundesstaaten, in Kalifornien zB war es auch k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ß... an den USA sieht man noch besser, dass diese ganzen Maßnahmen nur geschad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Wurm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ade um jedes Wort, 100.000 auf die Straße, nur dann ändert sich etwas, aber solange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 zu essen gibt.....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rrum Metallic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wissenheit ist inÖ Salonfähig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ene 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mit wollen sie wohl den Tourismus ganz kaputt ma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gelutschten Deckmantel "Gesundheitsschutz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alles unter dem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Schif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hre Wort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D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lassen uns von den Idioten alles gefallen! Das ist der kleine aber feine Unterschied! S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ut's au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ute am See. Kein Eintritt ohne Te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ds müssen nun täglich nachweisen dass sie gesund sind um im Freien Volleyball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elen!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ra Himm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 Darf ich fragen, welcher See das is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ra Himmel Fuschlseebad in Ho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 sollen denen doch auf die Schuhe pinkeln, dann haben die ihr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Nachweis und eine Urin Probe daz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ra Himm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 Danke. Wie traurig. Ich hab gestern am Irrsee eine "Zutritt nur fü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G"-Tafel ges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 Covid ist eine Geisteskrankhei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 ja leider und hochansteckend. Wird hauptsächlich über 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ernseher übertr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Mar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ein Wah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e ich doch bei einer langjährigen Freundin, dass jetzt bald alle geimpft seien und desw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e sie bald ihre Freunde zum Kaffee oder grillen einla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, ich bin dann mal nicht da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 ist eine gebildete und studierte Frau! Es ist Wahnsinn, was die Gehirnwäsch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aganda mit normalen Menschen gemacht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i 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Maresch Es trennt sich die Spreu vom Weizen. Ich habe auch einige "Freunde "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gebau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Mar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i Artner Verstehe ich aber ist auch sehr traurig. So sollte unsere Gesellschaft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unktioni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ppen 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Maresch Mit fällt auf, dass gerade die sog. Gebildeten mitlaufen ohne viel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terfr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el Kras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unglaubliche ist das diese Menschen nicht wissen wozu eigentlich diese Impfung da i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au wie die Grippe Impfung, sie sollte dem geimpften helfen um nicht zu stark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kranken aber es heisst nicht man bekommt es nicht mehr , man kann sich trotzdem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Corona anstecken und man kann trotzdem noch andere damit anstecken , aber die 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 schon so manipuliert und hirngewaschen das die das nicht checken . Die Regi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ss das natürlich das die Impfung nicht andere schützt sie lügen uns absichtlich an 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ss das natürlich das die Impfung nicht andere schützt, sie lügen uns absichtlich an .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leiche das jetzt mal mit der zeckenimpfung , man schützt sich selber gegen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heit der zecke , aber man kann auch eine andere bekommen also schützt das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er aber das heisst jetzt nicht das wenn ich geimpft bin das ich andere damit schütze ,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 selber kann ich damit helfen aber das bedeutet nicht das ich allen jetzt die Ze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aufzwingen da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resa Grieß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e lassen sich nicht wegen Corona impfen, sondern, damit sie wieder alles ma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nen u d das ist noch trauriger. Sie schädigen ihren Körper für etwas, was zu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rechten gehö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rnelia Leitenmüller-Sie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el Krasic das sagen sie mal in einer Gruppe geimpfter Menschen..da heisst es da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 haben keine Pandemie ausgelöst und sie tragen mit Impfung dazu bei, dass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neller wieder am Laufen ist.......alles schon probier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Mar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ppen Berger Naja, würd ich jetzt so nicht sagen. Das würde ja implizieren, dass all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keptiker ungebildet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r Erfahrung zieht sich dieses "Befürwortung" durch alle Schichten und ich bin 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der erstaunt, wer dafür und wer dagegen ist. Und es gibt eine weite Range an Leute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fach nur durchh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el Kras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ssen sie was ich ganz hirnverbrand finde . Die Argumente der geimpften oder die s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ch impfen lassen wollen sind zu 99% immer die selben , man kann dann wieder reisen 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kann ins Restaurant , man hat wieder Frei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Verblödet , wie geknechtet mu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sein das als Grund herzunehmen . Fast kein einziger/einzige hatte den Grund w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Gesundheit , Schutz vor dem Vi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Zau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Maresch stimmt. Das ist auch etwas was mich erschreckt. Leute die ich f&lt;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cheit(nicht intelligent!!!) gehalten habe sagen mir ich werde mich noch anschauen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geimpfte. Sag dann immer ja wg euch mutan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el Krasic in meinem Bekanntenkreis ist es ebenso. Keiner lässt sich wegen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rankheit impfen, nur wegen der sogenannten "Freiheiten", teilweise mit ar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benwirk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Bednarik-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gute Bekannte, klug und gebildet hat mir heute erklärt, dass ich komisch bin, we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mich nicht impfen lasse, da es diese Impfung schon sooo lange gibt und es sicher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 im Freien ihre Maske nicht runtergenommen und zu mir einen Abstand von 5 Met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gehalten. Es ist nur noch lächer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Rutre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Maresch Die sogenannten "Gebildeten/Studierten" sind die am wenigs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terfragen und alles brav mitmachen. So ist meine Erfahr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i 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ttina Maresch Liebe Bettina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ch finde es gar nicht so schlimm, jetzt weiß ich wenigstens mit wem ich meine Lebens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verschwendet" habe. Dafür findet man neue Bekannte, Menschen mit denen ich vor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gesprochen hätte entpuppen sich ganz anders als ich das geglaubt habe. Also, no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echtes wo net a wos gutes is. Im Großen und Ganzen ist die Situation natürlich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cheiden, doch wenn man zu seiner Überzeugung steht, -und gegebenenfalls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teile in Kauf nimmt- kann man sich auch in den Spiegel schauen. In diesem Sinn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eib tapfer! 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as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ppen Berger " gebildet" hat leider nicht unbedingt was mit Verstand und Intelligenz zu tu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Gas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i Art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Simet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Bednarik-Hammer sei froh , denn wir Ungeimpften, müssen uns jezt vor 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impften in Schutz neh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Kubicz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Idioten lassen sich von Idioten regier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August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, die Deutschen sind auch nicht schle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Pogat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finitiv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rbert Chlub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wie wahr - wie wahr ...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h Gl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der Verbrechern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Stö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ich kann nicht klagen - ALLE Lokalitäten die ich besucht habe, in Einkaufszentren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uinsel, quer durch die Bezirke musste ich nirgends auch nur irgendwas vorzeigen.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mal im ersten Bezirk. Auch bei Heurigen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Seu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Oster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 euch gibts eigentlich viel weniger Zugangstests und Beschränkungen wie bei uns 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tschla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Sto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Osterme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kommen Sie denn da drauf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i allen Körpernahen Berufsgruppen (Friseur, ...), in der Gastronomie und Hotellerie 3-GRegel (G testet, G nesen, G impft) und Registrierung mit Reisepass, ebenso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immbädern, Fitnessstudios,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Trach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Ostermeier ihr seid auch viel grösser auch Einwoh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r sind ca. Schweiz.. und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tes G.kannst bei uns oft nicht einmal eine öffentlich Toilette benu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usw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la Eliza Sto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Trachta ....ganz einfach VOR die Türe der öffentlichen.WC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...das ist zwar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öse ....aber es sollte mal durchgezogen werden...auch vor Rathäuser, Freibä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e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sind schuld, weil wir mitmach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Abschluss ist die Wunderimpfung in den Betriebe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7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Oster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Trachta ich wohne und arbeite zufällig auch in Österreich. Da brauchen sie mich nic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über Größe und Einwohner aufklären. Und ich hab noch keine öffentliche Toilette gesehen w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-Regel gilt. Auser sie meinen damit geka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 Padi Story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etzer so ist e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Trach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Ostermeier wusste nichts über ihren Landeswechse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t leid ,bin nur ein doofer Ösi 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Trach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etzer Ich mach nicht mi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e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Trachta ich auch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my Gra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Ostermeier Das mit dem Häusl war doch bitte einfach eine Überspitzung! Wenn d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llerdings nichts von den Zutrittsbeschränkungen bzw der 3G-Regel zu ALLEN kulturell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stronomischen, sportlichen Einrichtungen/Veranstaltungen mitbekommen hast, dann muss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ein 2. Österreich g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Oster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my Grant evtl solltest du dich erst mal informieren wo in Deutschland überall Zugangstes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ötig sind und ab wann du gar nix mehr darfst. Dann kannst gern zum diskutieren anfan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Dell'mou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dir erst jetzt klar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Woni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shalb unterstütze ich www.mfg-oe.a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 – MFG Österreich - Mensc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fg-o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August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Rendi hat doch mit den Eintrittstest angefangen, oder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 Padi Story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Augustin Ja, und nicht nur das macht Frau „Doktor Wendehals“ unerträglich 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ky Fal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en gerade obm am Samnaun (Engadin)da war es so fein und zwanglo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rmal,ohne Kontrolle über die Gren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,eigentlich wia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a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von Idioten, von VOLLIDIO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a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kann nur Kroatien (Trogir-Umgebung) empfehlen, war von 22.05 bis 29.05.21 und NIRGEND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d ein test verlangt. NIRGENDS. Das Leben is einfach geil und NIRGENDS MUNDSCHUT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my Gra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aum Einreise nach Kroatien mit Test oder ohne? Rückreise nach Ö mit oder ohn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a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my Grant mit NEGATIVEN Te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Bü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aren in Italien letzte Woc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geht man in die Strandbar und kann beobachten: die Leute kommen mit Maske - und ge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 greift um sich - diese Leute fahren wieder nach Österreich zurück und erzählen es we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die Maske wird sich auch bei uns nicht mehr lange halten .... hoffe ich von ganz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la Wien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sind wieder in Italien... dieses Mal in Triest... wunderbar entspannt... alles ohne jeglic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gen nach den 3 G’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sag’s euch... es ist sooo befreiend und fein, abends im Freien zu sitzen und einfa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ute gelassen und lachend zu seh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 ja, und btw, man hört egal wo, nur Österreich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shalb wohl?!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Schiman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 von gewissen- und emphatielosen Schwab-Marionetten 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 Padi Story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Schimanek Gut erkan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ardo Christiano Dima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jeder spielt brav mit ich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Mordan-Gri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ündlich hal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istina Hart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 10 FFP2-Masken-Arbeitstagen ganz zu schwei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Zoll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timmt.. bin in Kroatien und da läuft das Leben ander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e Kindlerho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sun9-72.userapi.com/impg/bjT9ptin7xXQnoHfdR2GwUoGokSEvZO8WD_Hkw/4K_Pej7Oso.jpg?size=600x750&amp;quality=96&amp;sign=50616777b5bd24268344b3b028827b1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&amp;type=alb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9-72.userapi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9-72.userapi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e Kindlerho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persönlich kenne nur die "2G-REGEL": "GANZ GESUND" 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acha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ürd nicht die Regierenden für Idioten erklär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achata sondern w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acha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Wieser ernste Frag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achata j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acha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itspielen würde ich mein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Trach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ach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Volk ist's...mähh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achata Nein, Verbrecher ist das angemessene Wor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my Espinoz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sser gesagt von VOLLTROTT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Hub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unlockere Atmosphäre überall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iser Franz und der Adi haben es vorgemach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Zau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dioten sind wir die mi trennen. Lemmingdase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Italien völlig entspannt, ohne Tests zum Essen! Herrliche Tage gehabt! Kann man nu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fehl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Marouse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falsch. Idioten wählen diese Regier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Nikola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Marousek gena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Boeh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wir,( unsere Regierung) was machen dann ohne wenn und aber und wenn's noch so 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lödsinn is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ngfield Mar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 Charakterlosen Vollidio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Ma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er Füllmich möchte für uns einen Imunitätsausweis der ewig gilt ich hoffe er schafft 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Sch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Mach Haha ,dieser Wunsch wird ein Traum bleib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Schne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mal steht durch die - von wem auch immer - bezahlten Mainstream-Medien Horro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dungen und im Vergleich zu vorherigen Panikerzeugungsversuchen der letzten bei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hrzehnte ein perfektes Marketingkonzept dahint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 einseitig gesteuerte Angst und Panikmache ist es scheinbar gelungen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völkerung so in Unsicherheit, Angst- und Schrecken zu versetzen, dass quer dur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heit eine noch nie dagewesene Spaltung und damit die eigentliche Pandem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standen ist, welche sichtlich riesige Menschenmassen in jede Richtung manipulieren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 ist die eigentliche große Gefah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heutzutage die erste Frage bei jeder Kommunikation „bist eh schon g’impft?“ ist, w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die Werbeindustrie mit Verblödungs-Impfsongs eingestiegen ist, wenn si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auf eine sehr hinterfragenswerte Impfung mehr freuen, als auf ihre persönli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e, läuft etwas gewaltig falsc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Pharmalobby und ihre Vasallen dürfen sich die Hände reiben, denn jetzt läuft das Impf Perpetuum - Mobile so richtig an und der Plan ist voll aufgegang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jetzt nicht mit den ebenfalls sehr fragwürdig zustandegekommenen Zahlen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izierten, tatsächlich Kranken und wirklich bedauernswerten Schwerstkranken und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en, die es bei jeder Infektionskrankheit gegeben hat und gibt, zu argumentieren, d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s Argument kann mit einem einzigen Wort entkräftet werden: Verhältnismäßigkeit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Übrigens, es sollte eigentlich auch dem „4. G“, nämlich, den GESUNDEN, etwas 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chtung geschenkt werde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Hofstäd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her Schneider wahre Wor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March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ha .... voller Unsi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M.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e Tochter in Kraotien/ Murter,mein Sohn lebt in Barcelona,alles ganz easy life,...und "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te greifen sich wegen unserer Obrigkeit aufs Hirn!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Hofstäd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M. Aigner von sowas hört man in unseren Medien auch nix, dass es andersw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cheinend anders geht, als bei uns...wo soll das noch hinführen und so viele machen mi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M.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Hofstädter Mein Sohn erzählte,es wird einfach hin und wieder mal auf achtsam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mgang miteinander hingewiesen,auch auf Regeln und dass es eine Impfung gibt,aber k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wang und Druck in den Medi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Hofstäd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M. Aigner das ist ja auch soweit ok finde ich aber was hier bei uns in AT abge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fass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M.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Hofstädter ...und vor allem als " Naturmensch" ungeimpft,aber auch Geimpf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üssen Tests machen und Masken tr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3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Heft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Sorge....der Tourismus läuft doch schon....bis 70% ausgelastet.....wer es glaub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Heftberger In Italien waren so viele Deutsche ich denke es werden nicht so viele na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Österreich 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Heft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.....ich denke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Jö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, großes dankeschön an die Doubln.... darf jetzt mit dem Test eine Woche in der Gastronom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beiten , aber nach 48 Stunden darf ich keinen mehr trinken gehen nach Feierabend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ht logisch...die Volksverarschung schreitet vora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örg Gollenb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rig aber wah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Rümme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Antwort der Meisten: "Mei, es ist halt jetzt s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abella Rümme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 Bri Na ja genau, den Satz hatte ich auch im Kop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wirklich nicht mehr auszuhalten. Seit gut einem Jahr jammern alle über Maßnahmen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ken, Tests &amp; C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 zum Teufel habt ihr diese verdammten, sinn- und nutzlosen, gesundheitsschädlich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würdigenden Fetzen denn alle die ganze Zeit im Gesicht getra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waren von Anf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 verfassungswidr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eisten jammern jetzt anscheinend diejenigen, die sich trotz besseres Wissen bereits i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t Jahrtausenden vererbtes Immunsystem unwiederbringlich gentechnisch verändern ließen um auf Urlaub fahren zu können und um sich nicht gegen einen doofen Chef oder Schuldirek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einsam auf die Beine stellen zu müss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schuldigt mich - aber jetzt, wo fast 50% die neue Software haben, ist es zu spät. Genieß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den Sommer. Und denkt im Herbst dann a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Müller Auf dem Punkt gebra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 sie sollen alle abwarten , den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uben , weil sie die Giftspritze überstanden haben , bleibt es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n !!!! wird 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!!! Sie werden es noch bitterlich bereuen !! Mir ist es keine einzige Gastro und Urlau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t , mich für diesen Umwandlungsprozess sich impfen zu lassen !! Also gilt nur ein " G 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 ist Gesund !! Wer zuletzt lacht , lacht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ten !! Nur Geduld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i So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von Idioten sondern von Verbrecher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Dos San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des stimm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my Gra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viele, viel zu viele machen den Testwahnsinn brav mit. Jeder, der egal auf welche Weise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ür Lokalbesuch, Kultur, Sport, REISEN, Hotels etc. testen lässt, ist ein Verräter und soll ja n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der #kurzmussweg plärren. Entweder od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nne Fin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my Gra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li Gr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mmy Grant sehe ich auch s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lly Moo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ie bleiben wenn nix anderes passie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abri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Grisse Paul Rosenzweig Anna Shirley Hannes Frischa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 schauts aus in Ö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 Rosenzwe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abriel Traurig, dass es Österreich schafft, selbst Deutschland in dieser Hins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ch zu übertrumpfen 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Gris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abriel Aber so weit weg sind wir davon leider auch n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abri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 Rosenzweig ja. im endeffekt sinds nur details im wahnsinn. aber es ist mühsam...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i mir auf arbeit ist die 3G regel in kraft. geimpft oder genesen oder getestet. ein antigen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 der teststation gilt 48 std. selbsttest zuhause mit QR code 24 std. das heißt dass a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stellten und kursteilnehmerinnen die zu uns kommen, mindestens 3mal wöchen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stet sind. also jene, die noch nicht geimpft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abri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Grisse ich weiß garnicht, wies bei euch grad so ist. ist auch nicht bundesweit einheitl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 D, od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 Rosenzwe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abriel Und genau so versucht man zu erreichen, dass sich immer mehr Leu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fen lassen, weil sie irgendwann so genervt vom regelmäßigen testen sein werden 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Gris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abriel Bei uns ist ja viel von der örtlichen Inzidenz abhängig. Mittlerweile ka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n in vielen Bereichen wieder ohne Test und Termin hin, aber die Kontaktlisten und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e bleiben. Am schlimmsten ist es für die Schüler. Da bleibt die Test-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enpflicht - egal wie wenig Neuinfektionen vor Ort hinzukom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Gabri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 Rosenzweig ja. und es klapp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Shirle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Grisse bei uns genaus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el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sind eine Lachnation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o Schillac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elm nicht nur ihr....bei uns is ned recht vui ander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el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o Schillaci ja ich weis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Fraue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mit der schäbigsten Regierung die wir je hatt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Bin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iz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waren als Unternehmen in den letzten 10 Jahren 2 mal pro Jahr in Österreich auf ein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meninternen Teambuilding. Bei den jetzigen geisteskranken Regelungen ist ein Teambuil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möglich, verzichten wir und haben alles storniert. Pro Veranstaltung ca. 50.000 € die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der jetzt nicht in Österreich ausgeben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ürgen Sch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izka auf in ein anderes land. offenbar gehts nicht ander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 M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Nitsche Markus Wiederman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io Konrad Rene Fis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Nitsch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Mödlhammer törrööö - klatschend in den Untergang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Wiede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Mödlhammer mit so einem Volk geht all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hole sich die Impfung,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e sich Testen, man lasse sich einsperren, und weg mit den Grundrecht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7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raud 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Wiedermann wie wahr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Linz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en alle noch nicht genug mit Tests und Masken verdient! Und solange es Leute gibt, die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i einer Inzidenz von 25 trotz Impfung noch immer fürchten, geht es noch weit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Schwa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Linzbauer bitte erwähn keine Inzidenz.. denn das war u. ist ja das dümmste was 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ibt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Rav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Linzbauer die andauernde Beschallung mit Angstpropaganda hat bei sehr vie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ekt funktion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Han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igstens da stehn wir an der Spitz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ol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Great Reset darf nicht durchgehen Es wäre das Ende der Menschlichkeit und es wür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ine Liebe mehr geben Der Teufel darf und wird nicht si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olzer: Solche Hirng.spinste sind so dermaßen abstrus, dass kein normal denkend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sch auch nur ansatzweise an solchen "James Bond"-Phantastereien glauben kann.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ne ziemlich viele Folgen der legendären "Alltagsgeschichten" von Fr. Elisabeth T. Spira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gefühlt fast jeder zweiten Folge wurde von großen Weltuntergang sinniert und dem Ende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heit. Einmal wurde der große Atomkrieg vorausgesagt, einer gab von sich, die groß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denzerstörung kommt ganz bestimmt in zehn Jahren, dann sagte jemand mal den groß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tweiten Angriff von Russland voraus, welche als Siegermacht übrig bleiben würd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weitig wurde ebenfalls über diese große Katastrophe kolportiert, die wiederum nu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nesische Republik übersteht. Was ist von alldem eingetreten?: NICHTS!!! ABSOLUT G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S!!! Wir existieren noch immer!! Fazit: Verschwörung.schwurbl.r wie S.e hat es seit je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er gegeben. Ergo: Mit Ih.em angeblichen Fachwissen können S.e mich nicht beeindruck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Verlaub: Wenn es sich um so geheime Geheimpläne handelt, woher beziehen S.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I.r Wissen und hier stellt sich mir nochmals die Frage, wer nun konkret die Nutznieß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n eines solchen Komplotts und welche Vorteile hätten nun diese Personen? Tja, es hande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schon um einen ziemlich langen Zeitraum bezüglich dem sogenannten "Great Reset"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hat sich noch immer nichts getan. Wann ist der nun? So nebenbei: Das ist der wahre "Gre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8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t" und hier ist keine Rede von der Ver.ichtung der gesamten Menschheit und mit Verlaub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z Charles wird nicht an der Dezimierung der Weltbevölkerung interessiert sei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de.m.wikipedia.org/wiki/The_Great_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oher diese imaginären Schauergeschichten daherkommen, ist mir auch völlig schleierhaf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elltower.news/neue-verschwoerungserzaehlung-the-great-reset-angst-vordigitaler-gesundheitsdiktatur-108059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Great Reset – Wikipe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.m.wikipedia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ol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 Sehr geehrter Herr Baron Romeo Ich habe Prinz Charles nicht erwähn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olzer: Dieser ist im "Wikipedia"-Artikel dezidiert erwähnt bezüglich des WAHREN "Grea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.M.: Die nächste Person, der an den großen "James Bond"-Bösewicht mit Allmachtsfantasi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ubt. Ich würde sofort den "MI6" kontaktieren und zur Sicherheit würde ich auch die "Man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" einschalten. Also so mancher Verschwörungstheoretiker (die es schon IMMER gab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agen getroffen haben, die NIEMALS eingetroffen sind) haben eine unglaublich blüh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tasie und könnten mit diversen Drehbüchern eine ganze Reihe von $ 1.000.000.000-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kbustern produzieren und damit Millionen verdie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r Song der "Hektiker" pas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vorragend zu diesem Klientel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youtu.be/ZqrviMTQQX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e hau 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.M.: Auch dieser Track würde passen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youtu.be/m3i5DZLnZU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 Die Geschich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u Mihalache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www.nordbayern.de/politik/corona-verschworungsmythen-was-ist-der-great-reset1.10849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9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-Verschwörungsmythen: Was ist der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dbayern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Maria Stoi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 Menschen die bis zum Schluss nichts geschnallt haben, hat es auch sch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er geg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sind nicht all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Maria Stoiber: Wie mein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eo, es war vom Ende der Menschlichkeit die Red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nschheit ist was ander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l Hol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schka Charlotte genau so war es gemein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Tam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siver Widerstand ist gefrag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raud 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Tamegger passiv ist zuweni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Tam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raud Gartner einfach nirgends mitma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Rie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ist dies keine Ruhmreiche Weltmeisterschaf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Baum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bin seit 2 Wochen in Ohio. Habe am Flughafen den Fetzen abgenommen und seither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hr gebraucht. Alles ist offen. Keine 3G Regeln. Man kann machen, was man will. Ich ge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n Tag essen und zu Veranstaltungen. Hier gibt es keine Regel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-Jürgen Sch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Baumgartner ich nehme an, alle sterben rund um dich wie die flie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Simet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chöne ist, manche glauben nur mit Impfung, dürfen sie fliegen. Jetzt drehen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uggesellschaften den Spieß um, denn da oben kann man noch leichter eine Thrombo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kommen und die wäre dann tödlich, das wollen sie nicht riskieren. Brav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o ist das Problem bezüglich der Eintrittstests? Was soll bitte daran verwerflich sein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4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via Traut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....aba die Idioten sind auch die, die alles mitmachen ohne mal das eine oder andere z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interfragen. Österreich hat eine Regierung die sich der Großteil auch verdien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 Ir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ie noch grösseren Idioten machen den Blödsinn m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ne Wer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er ist Schuld?Das sind die Angsthasen die glauben mit der Impfung bin ich unsterblich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t einmal nach 2 Monaten euer Blutbild machen! Das ist interess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Possa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ne Werk - sie werden bald merken , daß sie NUR benutzt wurden . Benutzt al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orrat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am Sauba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ne Werk das Schlimmste ist dass der Großteil der Menschen, wenn du sie fragst WARU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 sich impfen lassen, nicht sagen aus Schutz vor einer Infektion bzw eines schw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aufs sondern wegen der vermeintlich erimpften "Freiheit" und wegen des Urlaubs. Das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olut krank! Und sich diesen Zwang auch noch gefallen zu lassen... aber ist ja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willig nicht wa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nn wenn sie geimpft sind pöbeln sie Leute an die keine 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oder keine Maske tragen wollen weil sie meinen sie gefähren einen. Da frag ich m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 ist euer Verstand geblieben ihr seid doch geimpft also braucht ihr euch ja eh nicht m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chten... bei sehr vielen setzt leider das Hirn durch die Panikmache komplett aus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ken nicht mehr normal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1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Simet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 gespannt, wieviel Geld sie euch Impfbefürwortern für die 3. Impfung abnehmen 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hlgemerkt dann alle 6Monate wieder auffris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die Tests sind nurmehr über'n Sommer "gratis"....Mücke verlangt schon für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Tagestest 120,-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ibert Wi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Simetsberger als Danke weil er seine Patienten ausnimmt ist er Minister in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nerregierung grwirden - jetzt braucht er nur noch saufen dann erfüllt er au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ingungen der linken grü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hrerin Su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Simetsberger Woher stammt diese Preisangabe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Fac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hrerin Susi Der Preis ist Heiß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chne mal vor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Simet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hrerin Susi TV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T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lly Moo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telegra.ph/Lesen-Schlimmer-als-die-Krankheit-Wissenschaftliches-Papier-des-MIT-zeigterschreckende-Risiken-der-Covid-Impfstoffe-06-0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en! Schlimmer als die Krankheit: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egra.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Plat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 lauter Idioten in der Regierung und ganz viele Idioten in der Bevölker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Seifried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e eher wir sind selbst die Idiot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ka Baum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sere zukunft: https://youtu.be/Y_V6cd0CTx0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Zerstörung der SCHWURBL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Schimp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Zelnic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 du bist eines der Probleme und der verwerfli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Zelnicek: Inwiefer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uška Pezi Sch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l der Österreicher nicht gerade die hellste Kerze auf der Torte is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en. Er kann nix dafür,is angebo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ässt er ALLES mit sich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tram Cre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ude We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e vorgestern mein Aha-Erlebnis gehabt. In einer Bäckerei haben vor mir 3 Familien m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 Kleinkindern (ca. 3-8 Jahre alt) Getränke, Jausenweckerl, Kaffee und Mehlspei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gekauft. Offensichtlich war das ein Familienausflug. Die Kinder haben sich dann vor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kal auf die Terrasse gesetzt und voll Freude angefangen ihre Jause zu essen. Die Elt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 daneben gestanden. Plötzlich ist die Verkäuferin herausgekommen und hat ihnen gesag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sie nur mit Test oder geimpft dort sitzen können. Daraufhin haben die Eltern ih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3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indern gesagt dass sie aufstehen und gehen müssen. Die Familien sind dann mit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dern auf dem Parkplatz gestanden und haben dort ihre Jause gegessen wie die ar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ünder. Ich habe mich so vor den Kindern geschämt, ich sitze da und sie stehen müde mit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Parkplatz in der prallen Sonne. Mein 1. Lokalbesuch nach dem Lockdown war mir 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dorben. Was ist aus uns geword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Jeit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daunkts eich bei der schwoaz grean bruad bei de nächstn woin wözes eh wid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Rutt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kann man auch Aufmerksamkeit gewinn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Kadle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urig kranke we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es Sta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man sich den Karlsplatz und Lignano anschaut ist halt die Frage wo die Idio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umlauf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rid Tratt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torf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darf das nicht senden, das ist falsch? Tut mir leid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Pöpp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ja, die Fakenews- Polizei hat ja nun eindeutig diesen Schwachsinn als Falschmeldung enttarn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. Herzlichen Glückwuns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on Rome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Pöppel: Was für eine Niederlag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4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Markel - Wir sind Weltmeister. Österreich ist DAS EINZIGE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erald.markel.14/posts/113615779356278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5/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43" calcext:value-type="float">
            <text:p>143</text:p>
          </table:table-cell>
          <table:table-cell table:style-name="ce7" table:formula="of:=COUNTIF([.D$1:.D$1048576];&quot;X&quot;)" office:value-type="float" office:value="8" calcext:value-type="float">
            <text:p>8</text:p>
          </table:table-cell>
          <table:table-cell table:formula="of:=COUNTIF([.E$1:.E$1048576];&quot;X&quot;)" office:value-type="float" office:value="1" calcext:value-type="float">
            <text:p>1</text:p>
          </table:table-cell>
          <table:table-cell table:style-name="ce7" table:formula="of:=COUNTIF([.F$1:.F$1048576];&quot;X&quot;)" office:value-type="float" office:value="126" calcext:value-type="float">
            <text:p>126</text:p>
          </table:table-cell>
          <table:table-cell table:formula="of:=COUNTIF([.G$1:.G$1048576];&quot;X&quot;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292];[.D4292];[.F4292])" office:value-type="float" office:value="277" calcext:value-type="float">
            <text:p>277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428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19:43:34.30769670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22:09:31.573876675</dc:date>
    <meta:editing-duration>PT14M8S</meta:editing-duration>
    <meta:editing-cycles>9</meta:editing-cycles>
    <meta:document-statistic meta:table-count="1" meta:cell-count="2769" meta:object-count="0"/>
  </office:meta>
</office:document-meta>
</file>